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text-align="justify" style:justify-single-word="false" fo:text-indent="0mm" style:auto-text-indent="false">
        <style:tab-stops/>
      </style:paragraph-properties>
      <style:text-properties fo:font-size="12pt" fo:language="es" fo:country="ES" officeooo:rsid="002a5208" officeooo:paragraph-rsid="002a5208" style:font-size-asian="10.5pt" style:font-size-complex="12pt"/>
    </style:style>
    <style:style style:name="P2" style:family="paragraph" style:parent-style-name="Standard">
      <style:paragraph-properties fo:text-align="justify" style:justify-single-word="false">
        <style:tab-stops/>
      </style:paragraph-properties>
      <style:text-properties fo:font-size="12pt" fo:language="es" fo:country="ES" officeooo:rsid="002a5208" officeooo:paragraph-rsid="002a5208" style:font-size-asian="10.5pt" style:font-size-complex="12pt"/>
    </style:style>
    <style:style style:name="P3" style:family="paragraph" style:parent-style-name="Standard">
      <style:paragraph-properties fo:text-align="justify" style:justify-single-word="false">
        <style:tab-stops/>
      </style:paragraph-properties>
      <style:text-properties fo:font-size="12pt" fo:language="es" fo:country="ES" officeooo:rsid="002ebeca" officeooo:paragraph-rsid="002a5208" style:font-size-asian="10.5pt" style:font-size-complex="12pt"/>
    </style:style>
    <style:style style:name="P4" style:family="paragraph" style:parent-style-name="Standard">
      <style:paragraph-properties fo:text-align="justify" style:justify-single-word="false">
        <style:tab-stops/>
      </style:paragraph-properties>
      <style:text-properties fo:font-size="12pt" fo:language="es" fo:country="ES" fo:font-weight="bold" officeooo:rsid="002a5208" officeooo:paragraph-rsid="002a5208" style:font-size-asian="10.5pt" style:font-weight-asian="bold" style:font-size-complex="12pt" style:font-weight-complex="bold"/>
    </style:style>
    <style:style style:name="P5" style:family="paragraph" style:parent-style-name="Standard" style:master-page-name="">
      <style:paragraph-properties fo:text-align="justify" style:justify-single-word="false" style:page-number="auto">
        <style:tab-stops/>
      </style:paragraph-properties>
      <style:text-properties fo:font-size="12pt" fo:language="es" fo:country="ES" officeooo:rsid="002a5208" officeooo:paragraph-rsid="002a5208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imero</text:p>
      <text:p text:style-name="P2">Segundo</text:p>
      <text:p text:style-name="P2">Tercero</text:p>
      <text:p text:style-name="P1"/>
      <text:p text:style-name="P2">Madera</text:p>
      <text:p text:style-name="P2">Hierro</text:p>
      <text:p text:style-name="P2">Plástico</text:p>
      <text:p text:style-name="P1"/>
      <text:p text:style-name="P4">Periféricos</text:p>
      <text:p text:style-name="P2">Ratón</text:p>
      <text:p text:style-name="P2">Teclado</text:p>
      <text:p text:style-name="P2">Monitor</text:p>
      <text:p text:style-name="P4">Memoria</text:p>
      <text:p text:style-name="P2">Disco duro</text:p>
      <text:p text:style-name="P2">Pendrive USB</text:p>
      <text:p text:style-name="P3">RAM</text:p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20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0-12-28T17:57:26.266000000</dc:date>
    <meta:editing-duration>PT4H48M2S</meta:editing-duration>
    <meta:editing-cycles>33</meta:editing-cycles>
    <meta:document-statistic meta:table-count="0" meta:image-count="0" meta:object-count="0" meta:page-count="1" meta:paragraph-count="14" meta:word-count="16" meta:character-count="103" meta:non-whitespace-character-count="101"/>
  </office:meta>
</office:document-meta>
</file>